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8ccf"/>
    </style:style>
    <style:style style:name="gr2" style:family="graphic" style:parent-style-name="standard">
      <style:graphic-properties svg:stroke-width="0.001cm" svg:stroke-color="#8dcaef" draw:fill="none" draw:fill-color="#ffffff" fo:padding-top="-0.049cm" fo:padding-bottom="-0.049cm" fo:padding-left="-0.049cm" fo:padding-right="-0.049cm"/>
    </style:style>
    <style:style style:name="gr3" style:family="graphic" style:parent-style-name="standard">
      <style:graphic-properties draw:stroke="none" svg:stroke-width="0.001cm" draw:fill-color="#00688f"/>
    </style:style>
    <style:style style:name="gr4" style:family="graphic" style:parent-style-name="standard">
      <style:graphic-properties draw:stroke="none" svg:stroke-width="0.001cm" draw:fill-color="#0083c2"/>
    </style:style>
    <style:style style:name="gr5" style:family="graphic" style:parent-style-name="standard">
      <style:graphic-properties draw:stroke="none" svg:stroke-width="0.001cm" draw:fill-color="#009bdf"/>
    </style:style>
    <style:style style:name="gr6" style:family="graphic" style:parent-style-name="standard">
      <style:graphic-properties draw:stroke="none" svg:stroke-width="0.001cm" draw:fill-color="#329fd2"/>
    </style:style>
    <style:style style:name="gr7" style:family="graphic" style:parent-style-name="standard">
      <style:graphic-properties draw:stroke="none" svg:stroke-width="0.001cm" draw:fill-color="#1f1a17"/>
    </style:style>
    <style:style style:name="gr8" style:family="graphic" style:parent-style-name="standard">
      <style:graphic-properties svg:stroke-width="0.001cm" svg:stroke-color="#1f1a17" draw:fill="none" draw:fill-color="#ffffff" fo:padding-top="-0.049cm" fo:padding-bottom="-0.049cm" fo:padding-left="-0.049cm" fo:padding-right="-0.049cm"/>
    </style:style>
    <style:style style:name="gr9" style:family="graphic" style:parent-style-name="standard">
      <style:graphic-properties draw:stroke="none" svg:stroke-width="0.001cm" draw:fill-color="#ffffff"/>
    </style:style>
    <style:style style:name="gr10" style:family="graphic" style:parent-style-name="standard">
      <style:graphic-properties draw:stroke="none" svg:stroke-width="0.001cm" draw:fill-color="#8dcaef"/>
    </style:style>
    <style:style style:name="gr11" style:family="graphic" style:parent-style-name="standard">
      <style:graphic-properties svg:stroke-width="0.01cm" svg:stroke-color="#8dcaef" draw:fill="none" draw:fill-color="#ffffff" fo:padding-top="-0.045cm" fo:padding-bottom="-0.045cm" fo:padding-left="-0.045cm" fo:padding-right="-0.045cm"/>
    </style:style>
  </office:automatic-styles>
  <office:body>
    <office:drawing>
      <draw:page draw:name="page1" draw:style-name="dp1" draw:master-page-name="Default">
        <draw:g>
          <draw:glue-point draw:id="4" svg:x="-2.499cm" svg:y="-5cm"/>
          <draw:glue-point draw:id="5" svg:x="5cm" svg:y="-5cm"/>
          <draw:glue-point draw:id="6" svg:x="1.25cm" svg:y="-5cm"/>
          <draw:glue-point draw:id="7" svg:x="-5cm" svg:y="5cm"/>
          <draw:glue-point draw:id="8" svg:x="2.501cm" svg:y="5cm"/>
          <draw:glue-point draw:id="9" svg:x="-1.25cm" svg:y="5cm"/>
          <draw:glue-point draw:id="10" svg:x="-5cm" svg:y="-3.75cm"/>
          <draw:glue-point draw:id="11" svg:x="-5cm" svg:y="0.625cm"/>
          <draw:glue-point draw:id="12" svg:x="5cm" svg:y="3.751cm"/>
          <draw:glue-point draw:id="13" svg:x="5cm" svg:y="-0.625cm"/>
          <draw:glue-point draw:id="14" svg:x="0cm" svg:y="0cm"/>
          <draw:polygon draw:style-name="gr1" draw:layer="layout" svg:width="2.204cm" svg:height="0.25cm" svg:x="0cm" svg:y="1.75cm" svg:viewBox="0 0 2205 251" draw:points="0,251 551,0 2205,0 1654,251">
            <text:p/>
          </draw:polygon>
          <draw:polygon draw:style-name="gr2" draw:layer="layout" svg:width="2.204cm" svg:height="0.25cm" svg:x="0cm" svg:y="1.75cm" svg:viewBox="0 0 2205 251" draw:points="0,251 551,0 2205,0 1654,251">
            <text:p/>
          </draw:polygon>
          <draw:polygon draw:style-name="gr3" draw:layer="layout" svg:width="0.551cm" svg:height="2cm" svg:x="0cm" svg:y="0cm" svg:viewBox="0 0 552 2001" draw:points="0,250 552,0 552,1751 0,2001">
            <text:p/>
          </draw:polygon>
          <draw:polygon draw:style-name="gr2" draw:layer="layout" svg:width="0.551cm" svg:height="2cm" svg:x="0cm" svg:y="0cm" svg:viewBox="0 0 552 2001" draw:points="0,250 552,0 552,1751 0,2001">
            <text:p/>
          </draw:polygon>
          <draw:polygon draw:style-name="gr4" draw:layer="layout" svg:width="1.653cm" svg:height="1.75cm" svg:x="0.551cm" svg:y="0cm" svg:viewBox="0 0 1654 1751" draw:points="0,0 1654,0 1654,1751 0,1751">
            <text:p/>
          </draw:polygon>
          <draw:polygon draw:style-name="gr2" draw:layer="layout" svg:width="1.653cm" svg:height="1.75cm" svg:x="0.551cm" svg:y="0cm" svg:viewBox="0 0 1654 1751" draw:points="0,0 1654,0 1654,1751 0,1751">
            <text:p/>
          </draw:polygon>
          <draw:polygon draw:style-name="gr5" draw:layer="layout" svg:width="2.204cm" svg:height="0.25cm" svg:x="0cm" svg:y="0cm" svg:viewBox="0 0 2205 251" draw:points="0,251 551,0 2205,0 1654,251">
            <text:p/>
          </draw:polygon>
          <draw:polygon draw:style-name="gr2" draw:layer="layout" svg:width="2.204cm" svg:height="0.25cm" svg:x="0cm" svg:y="0cm" svg:viewBox="0 0 2205 251" draw:points="0,251 551,0 2205,0 1654,251">
            <text:p/>
          </draw:polygon>
          <draw:polygon draw:style-name="gr6" draw:layer="layout" svg:width="0.2cm" svg:height="0.451cm" svg:x="0.201cm" svg:y="0.5cm" svg:viewBox="0 0 201 452" draw:points="100,0 104,0 110,1 115,2 120,4 126,6 130,9 135,12 140,17 144,21 148,26 152,30 156,36 161,42 164,49 168,55 171,63 175,71 178,79 181,88 184,96 186,105 189,115 191,124 193,134 194,145 196,156 198,166 198,178 199,190 200,201 201,213 201,226 201,238 200,249 199,260 198,271 198,282 196,293 194,303 193,314 191,324 189,333 186,343 184,352 181,361 178,369 175,378 171,385 168,393 164,400 161,407 156,413 152,419 148,424 144,429 140,434 135,438 130,441 126,444 120,447 115,449 110,450 104,451 100,452 94,451 88,450 83,449 78,447 72,444 67,441 62,438 57,434 53,429 49,424 45,419 41,413 36,407 33,400 29,393 26,385 23,378 19,369 17,361 15,352 12,343 10,333 8,324 6,314 4,303 3,293 2,282 1,271 0,260 0,249 0,238 0,226 0,213 0,201 0,190 1,178 2,166 3,156 4,145 6,134 8,124 10,115 12,105 15,96 17,88 19,79 23,71 26,63 29,55 33,49 36,42 41,36 45,30 49,26 53,21 57,17 62,12 67,9 72,6 78,4 83,2 88,1 94,0">
            <text:p/>
          </draw:polygon>
          <draw:polygon draw:style-name="gr2" draw:layer="layout" svg:width="0.2cm" svg:height="0.451cm" svg:x="0.201cm" svg:y="0.5cm" svg:viewBox="0 0 201 452" draw:points="100,0 104,0 110,1 115,2 120,4 126,6 130,9 135,12 140,17 144,21 148,26 152,30 156,36 161,42 164,49 168,55 171,63 175,71 178,79 181,88 184,96 186,105 189,115 191,124 193,134 194,145 196,156 198,166 198,178 199,190 200,201 201,213 201,226 201,238 200,249 199,260 198,271 198,282 196,293 194,303 193,314 191,324 189,333 186,343 184,352 181,361 178,369 175,378 171,385 168,393 164,400 161,407 156,413 152,419 148,424 144,429 140,434 135,438 130,441 126,444 120,447 115,449 110,450 104,451 100,452 94,451 88,450 83,449 78,447 72,444 67,441 62,438 57,434 53,429 49,424 45,419 41,413 36,407 33,400 29,393 26,385 23,378 19,369 17,361 15,352 12,343 10,333 8,324 6,314 4,303 3,293 2,282 1,271 0,260 0,249 0,238 0,226 0,213 0,201 0,190 1,178 2,166 3,156 4,145 6,134 8,124 10,115 12,105 15,96 17,88 19,79 23,71 26,63 29,55 33,49 36,42 41,36 45,30 49,26 53,21 57,17 62,12 67,9 72,6 78,4 83,2 88,1 94,0">
            <text:p/>
          </draw:polygon>
          <draw:polygon draw:style-name="gr6" draw:layer="layout" svg:width="1.352cm" svg:height="0.451cm" svg:x="0.301cm" svg:y="0.5cm" svg:viewBox="0 0 1353 452" draw:points="0,0 1353,0 1353,452 0,452">
            <text:p/>
          </draw:polygon>
          <draw:polygon draw:style-name="gr6" draw:layer="layout" svg:width="0.2cm" svg:height="0.45cm" svg:x="0.201cm" svg:y="1.15cm" svg:viewBox="0 0 201 451" draw:points="100,0 104,1 110,1 115,3 120,5 126,7 130,9 135,13 140,17 144,22 148,26 152,31 156,37 161,43 164,49 168,56 171,63 175,72 178,79 181,87 184,97 186,106 189,114 191,125 193,135 194,145 196,156 198,167 198,178 199,190 200,202 201,213 201,225 201,237 200,248 199,260 198,272 198,283 196,293 194,303 193,314 191,323 189,333 186,343 184,352 181,360 178,369 175,377 171,385 168,392 164,400 161,406 156,413 152,419 148,423 144,429 140,433 135,438 130,441 126,444 120,447 115,448 110,450 104,451 100,451 94,451 88,450 83,448 78,447 72,444 67,441 62,438 57,433 53,429 49,423 45,419 41,413 36,406 33,400 29,392 26,385 23,377 19,369 17,360 15,352 12,343 10,333 8,323 6,314 4,303 3,293 2,283 1,272 0,260 0,248 0,237 0,225 0,213 0,202 0,190 1,178 2,167 3,156 4,145 6,135 8,125 10,114 12,106 15,97 17,87 19,79 23,72 26,63 29,56 33,49 36,43 41,37 45,31 49,26 53,22 57,17 62,13 67,9 72,7 78,5 83,3 88,1 94,1">
            <text:p/>
          </draw:polygon>
          <draw:polygon draw:style-name="gr2" draw:layer="layout" svg:width="0.2cm" svg:height="0.45cm" svg:x="0.201cm" svg:y="1.15cm" svg:viewBox="0 0 201 451" draw:points="100,0 104,1 110,1 115,3 120,5 126,7 130,9 135,13 140,17 144,22 148,26 152,31 156,37 161,43 164,49 168,56 171,63 175,72 178,79 181,87 184,97 186,106 189,114 191,125 193,135 194,145 196,156 198,167 198,178 199,190 200,202 201,213 201,225 201,237 200,248 199,260 198,272 198,283 196,293 194,303 193,314 191,323 189,333 186,343 184,352 181,360 178,369 175,377 171,385 168,392 164,400 161,406 156,413 152,419 148,423 144,429 140,433 135,438 130,441 126,444 120,447 115,448 110,450 104,451 100,451 94,451 88,450 83,448 78,447 72,444 67,441 62,438 57,433 53,429 49,423 45,419 41,413 36,406 33,400 29,392 26,385 23,377 19,369 17,360 15,352 12,343 10,333 8,323 6,314 4,303 3,293 2,283 1,272 0,260 0,248 0,237 0,225 0,213 0,202 0,190 1,178 2,167 3,156 4,145 6,135 8,125 10,114 12,106 15,97 17,87 19,79 23,72 26,63 29,56 33,49 36,43 41,37 45,31 49,26 53,22 57,17 62,13 67,9 72,7 78,5 83,3 88,1 94,1">
            <text:p/>
          </draw:polygon>
          <draw:polygon draw:style-name="gr6" draw:layer="layout" svg:width="1.352cm" svg:height="0.45cm" svg:x="0.301cm" svg:y="1.15cm" svg:viewBox="0 0 1353 451" draw:points="0,0 1353,0 1353,451 0,451">
            <text:p/>
          </draw:polygon>
          <draw:line draw:style-name="gr2" draw:layer="layout" svg:x1="0.301cm" svg:y1="0.5cm" svg:x2="1.704cm" svg:y2="0.5cm">
            <text:p/>
          </draw:line>
          <draw:line draw:style-name="gr2" draw:layer="layout" svg:x1="0.301cm" svg:y1="0.95cm" svg:x2="1.704cm" svg:y2="0.95cm">
            <text:p/>
          </draw:line>
          <draw:line draw:style-name="gr2" draw:layer="layout" svg:x1="0.301cm" svg:y1="1.15cm" svg:x2="1.704cm" svg:y2="1.15cm">
            <text:p/>
          </draw:line>
          <draw:line draw:style-name="gr2" draw:layer="layout" svg:x1="0.301cm" svg:y1="1.6cm" svg:x2="1.704cm" svg:y2="1.6cm">
            <text:p/>
          </draw:line>
          <draw:polygon draw:style-name="gr7" draw:layer="layout" svg:width="0.851cm" svg:height="0.069cm" svg:x="0.376cm" svg:y="0.693cm" svg:viewBox="0 0 852 70" draw:points="852,0 0,0 0,70 852,70">
            <text:p/>
          </draw:polygon>
          <draw:polygon draw:style-name="gr7" draw:layer="layout" svg:width="0.363cm" svg:height="0.219cm" svg:x="1.215cm" svg:y="0.619cm" svg:viewBox="0 0 364 220" draw:points="0,220 364,107 0,0">
            <text:p/>
          </draw:polygon>
          <draw:polygon draw:style-name="gr8" draw:layer="layout" svg:width="0.363cm" svg:height="0.219cm" svg:x="1.215cm" svg:y="0.619cm" svg:viewBox="0 0 364 220" draw:points="0,220 364,107 0,0">
            <text:p/>
          </draw:polygon>
          <draw:polygon draw:style-name="gr7" draw:layer="layout" svg:width="0.852cm" svg:height="0.069cm" svg:x="0.728cm" svg:y="1.373cm" svg:viewBox="0 0 853 70" draw:points="0,70 853,70 853,0 0,0">
            <text:p/>
          </draw:polygon>
          <draw:polygon draw:style-name="gr7" draw:layer="layout" svg:width="0.363cm" svg:height="0.219cm" svg:x="0.381cm" svg:y="1.294cm" svg:viewBox="0 0 364 220" draw:points="364,0 0,112 364,220">
            <text:p/>
          </draw:polygon>
          <draw:polygon draw:style-name="gr9" draw:layer="layout" svg:width="0.852cm" svg:height="0.069cm" svg:x="0.72cm" svg:y="1.366cm" svg:viewBox="0 0 853 70" draw:points="0,70 853,70 853,0 0,0">
            <text:p/>
          </draw:polygon>
          <draw:polygon draw:style-name="gr9" draw:layer="layout" svg:width="0.363cm" svg:height="0.219cm" svg:x="0.37cm" svg:y="1.287cm" svg:viewBox="0 0 364 220" draw:points="364,0 0,113 364,220">
            <text:p/>
          </draw:polygon>
          <draw:polygon draw:style-name="gr9" draw:layer="layout" svg:width="0.851cm" svg:height="0.069cm" svg:x="0.369cm" svg:y="0.686cm" svg:viewBox="0 0 852 70" draw:points="852,0 0,0 0,70 852,70">
            <text:p/>
          </draw:polygon>
          <draw:polygon draw:style-name="gr9" draw:layer="layout" svg:width="0.364cm" svg:height="0.219cm" svg:x="1.207cm" svg:y="0.611cm" svg:viewBox="0 0 365 220" draw:points="0,220 365,107 0,0">
            <text:p/>
          </draw:polygon>
          <draw:polygon draw:style-name="gr10" draw:layer="layout" svg:width="1.402cm" svg:height="0.05cm" svg:x="0.301cm" svg:y="0.534cm" svg:viewBox="0 0 1403 51" draw:points="1403,0 0,0 0,51 1403,51">
            <text:p/>
          </draw:polygon>
          <draw:polygon draw:style-name="gr10" draw:layer="layout" svg:width="1.402cm" svg:height="0.048cm" svg:x="0.301cm" svg:y="1.185cm" svg:viewBox="0 0 1403 49" draw:points="1403,0 0,0 0,49 1403,49">
            <text:p/>
          </draw:polygon>
          <draw:polygon draw:style-name="gr3" draw:layer="layout" svg:width="0.551cm" svg:height="2cm" svg:x="1.653cm" svg:y="0cm" svg:viewBox="0 0 552 2001" draw:points="0,250 552,0 552,1751 0,2001">
            <text:p/>
          </draw:polygon>
          <draw:polygon draw:style-name="gr2" draw:layer="layout" svg:width="0.551cm" svg:height="2cm" svg:x="1.653cm" svg:y="0cm" svg:viewBox="0 0 552 2001" draw:points="0,250 552,0 552,1751 0,2001">
            <text:p/>
          </draw:polygon>
          <draw:polygon draw:style-name="gr7" draw:layer="layout" svg:width="0.2cm" svg:height="0.451cm" svg:x="1.853cm" svg:y="0.5cm" svg:viewBox="0 0 201 452" draw:points="100,0 106,0 110,1 115,2 120,4 126,6 130,9 135,12 140,17 144,21 148,26 152,30 157,36 161,42 164,49 168,55 171,63 175,71 178,79 181,88 184,96 186,105 189,115 191,124 193,134 194,145 196,156 198,166 198,178 199,190 200,201 201,213 201,226 201,238 200,249 199,260 198,271 198,282 196,293 194,303 193,314 191,324 189,333 186,343 184,352 181,361 178,369 175,378 171,385 168,393 164,400 161,407 157,413 152,419 148,424 144,429 140,434 135,438 130,441 126,444 120,447 115,449 110,450 106,451 100,452 94,451 89,450 83,449 78,447 73,444 67,441 62,438 58,434 53,429 49,424 45,419 41,413 36,407 33,400 29,393 26,385 23,378 20,369 17,361 15,352 12,343 10,333 8,324 6,314 4,303 3,293 2,282 1,271 0,260 0,249 0,238 0,226 0,213 0,201 0,190 1,178 2,166 3,156 4,145 6,134 8,124 10,115 12,105 15,96 17,88 20,79 23,71 26,63 29,55 33,49 36,42 41,36 45,30 49,26 53,21 58,17 62,12 67,9 73,6 78,4 83,2 89,1 94,0">
            <text:p/>
          </draw:polygon>
          <draw:polygon draw:style-name="gr11" draw:layer="layout" svg:width="0.2cm" svg:height="0.451cm" svg:x="1.853cm" svg:y="0.5cm" svg:viewBox="0 0 201 452" draw:points="100,0 106,0 110,1 115,2 120,4 126,6 130,9 135,12 140,17 144,21 148,26 152,30 157,36 161,42 164,49 168,55 171,63 175,71 178,79 181,88 184,96 186,105 189,115 191,124 193,134 194,145 196,156 198,166 198,178 199,190 200,201 201,213 201,226 201,238 200,249 199,260 198,271 198,282 196,293 194,303 193,314 191,324 189,333 186,343 184,352 181,361 178,369 175,378 171,385 168,393 164,400 161,407 157,413 152,419 148,424 144,429 140,434 135,438 130,441 126,444 120,447 115,449 110,450 106,451 100,452 94,451 89,450 83,449 78,447 73,444 67,441 62,438 58,434 53,429 49,424 45,419 41,413 36,407 33,400 29,393 26,385 23,378 20,369 17,361 15,352 12,343 10,333 8,324 6,314 4,303 3,293 2,282 1,271 0,260 0,249 0,238 0,226 0,213 0,201 0,190 1,178 2,166 3,156 4,145 6,134 8,124 10,115 12,105 15,96 17,88 20,79 23,71 26,63 29,55 33,49 36,42 41,36 45,30 49,26 53,21 58,17 62,12 67,9 73,6 78,4 83,2 89,1 94,0">
            <text:p/>
          </draw:polygon>
          <draw:polygon draw:style-name="gr7" draw:layer="layout" svg:width="0.2cm" svg:height="0.45cm" svg:x="1.853cm" svg:y="1.15cm" svg:viewBox="0 0 201 451" draw:points="100,0 106,1 110,1 115,3 120,5 126,7 130,9 135,13 140,17 144,22 148,26 152,31 157,37 161,43 164,49 168,56 171,63 175,72 178,79 181,87 184,97 186,106 189,114 191,125 193,135 194,145 196,156 198,167 198,178 199,190 200,202 201,213 201,225 201,237 200,248 199,260 198,272 198,283 196,293 194,303 193,314 191,323 189,333 186,343 184,352 181,360 178,369 175,377 171,385 168,392 164,400 161,406 157,413 152,419 148,423 144,429 140,433 135,438 130,441 126,444 120,447 115,448 110,450 106,451 100,451 94,451 89,450 83,448 78,447 73,444 67,441 62,438 58,433 53,429 49,423 45,419 41,413 36,406 33,400 29,392 26,385 23,377 20,369 17,360 15,352 12,343 10,333 8,323 6,314 4,303 3,293 2,283 1,272 0,260 0,248 0,237 0,225 0,213 0,202 0,190 1,178 2,167 3,156 4,145 6,135 8,125 10,114 12,106 15,97 17,87 20,79 23,72 26,63 29,56 33,49 36,43 41,37 45,31 49,26 53,22 58,17 62,13 67,9 73,7 78,5 83,3 89,1 94,1">
            <text:p/>
          </draw:polygon>
          <draw:polygon draw:style-name="gr11" draw:layer="layout" svg:width="0.2cm" svg:height="0.45cm" svg:x="1.853cm" svg:y="1.15cm" svg:viewBox="0 0 201 451" draw:points="100,0 106,1 110,1 115,3 120,5 126,7 130,9 135,13 140,17 144,22 148,26 152,31 157,37 161,43 164,49 168,56 171,63 175,72 178,79 181,87 184,97 186,106 189,114 191,125 193,135 194,145 196,156 198,167 198,178 199,190 200,202 201,213 201,225 201,237 200,248 199,260 198,272 198,283 196,293 194,303 193,314 191,323 189,333 186,343 184,352 181,360 178,369 175,377 171,385 168,392 164,400 161,406 157,413 152,419 148,423 144,429 140,433 135,438 130,441 126,444 120,447 115,448 110,450 106,451 100,451 94,451 89,450 83,448 78,447 73,444 67,441 62,438 58,433 53,429 49,423 45,419 41,413 36,406 33,400 29,392 26,385 23,377 20,369 17,360 15,352 12,343 10,333 8,323 6,314 4,303 3,293 2,283 1,272 0,260 0,248 0,237 0,225 0,213 0,202 0,190 1,178 2,167 3,156 4,145 6,135 8,125 10,114 12,106 15,97 17,87 20,79 23,72 26,63 29,56 33,49 36,43 41,37 45,31 49,26 53,22 58,17 62,13 67,9 73,7 78,5 83,3 89,1 94,1">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VPN concentrator</dc:title>
    <meta:creation-date>2011-02-07T16:33:59</meta:creation-date>
    <meta:editing-duration>P0D</meta:editing-duration>
    <meta:editing-cycles>1</meta:editing-cycles>
    <meta:document-statistic meta:object-count="36"/>
    <meta:generator>OpenOffice.org/3.3$Linux OpenOffice.org_project/330m20$Build-9567</meta:generator>
  </office:meta>
</office:document-meta>
</file>